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9" office:value-type="float">
            <text:p>4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6" office:value-type="float">
            <text:p>1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8" office:value-type="float">
            <text:p>2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0" office:value-type="float">
            <text:p>4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88" office:value-type="float">
            <text:p>13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" office:value-type="float">
            <text:p>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97" office:value-type="float">
            <text:p>6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35" office:value-type="float">
            <text:p>36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235" office:value-type="float">
            <text:p>31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143" office:value-type="float">
            <text:p>26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04" office:value-type="float">
            <text:p>3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4" office:value-type="float">
            <text:p>2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8" office:value-type="float">
            <text:p>1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1" office:value-type="float">
            <text:p>3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53" office:value-type="float">
            <text:p>42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50" office:value-type="float">
            <text:p>33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588" office:value-type="float">
            <text:p>3445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336" office:value-type="float">
            <text:p>69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3" office:value-type="float">
            <text:p>1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844" office:value-type="float">
            <text:p>61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9" office:value-type="float">
            <text:p>1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51" office:value-type="float">
            <text:p>21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45" office:value-type="float">
            <text:p>7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35" office:value-type="float">
            <text:p>6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94" office:value-type="float">
            <text:p>2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19" office:value-type="float">
            <text:p>11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1" office:value-type="float">
            <text:p>1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8" office:value-type="float">
            <text:p>3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41" office:value-type="float">
            <text:p>8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04" office:value-type="float">
            <text:p>18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" office:value-type="float">
            <text:p>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28" office:value-type="float">
            <text:p>5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22" office:value-type="float">
            <text:p>6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0" office:value-type="float">
            <text:p>4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9" office:value-type="float">
            <text:p>1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96" office:value-type="float">
            <text:p>6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2" office:value-type="float">
            <text:p>4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67" office:value-type="float">
            <text:p>7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0" office:value-type="float">
            <text:p>2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7" office:value-type="float">
            <text:p>1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32" office:value-type="float">
            <text:p>2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8" office:value-type="float">
            <text:p>6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04" office:value-type="float">
            <text:p>6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88" office:value-type="float">
            <text:p>21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62" office:value-type="float">
            <text:p>4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43" office:value-type="float">
            <text:p>9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6" office:value-type="float">
            <text:p>2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29" office:value-type="float">
            <text:p>7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12" office:value-type="float">
            <text:p>17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2" office:value-type="float">
            <text:p>21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4" office:value-type="float">
            <text:p>42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55" office:value-type="float">
            <text:p>15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9" office:value-type="float">
            <text:p>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84" office:value-type="float">
            <text:p>4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64" office:value-type="float">
            <text:p>5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1" office:value-type="float">
            <text:p>40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38" office:value-type="float">
            <text:p>8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92" office:value-type="float">
            <text:p>8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0" office:value-type="float">
            <text:p>3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18" office:value-type="float">
            <text:p>9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13" office:value-type="float">
            <text:p>6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53" office:value-type="float">
            <text:p>12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99" office:value-type="float">
            <text:p>3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958" office:value-type="float">
            <text:p>56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20" office:value-type="float">
            <text:p>5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1" office:value-type="float">
            <text:p>5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78" office:value-type="float">
            <text:p>7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2" office:value-type="float">
            <text:p>9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99" office:value-type="float">
            <text:p>10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87" office:value-type="float">
            <text:p>12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98" office:value-type="float">
            <text:p>5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38" office:value-type="float">
            <text:p>8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35" office:value-type="float">
            <text:p>4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65" office:value-type="float">
            <text:p>16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3" office:value-type="float">
            <text:p>1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87" office:value-type="float">
            <text:p>21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05" office:value-type="float">
            <text:p>11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7" office:value-type="float">
            <text:p>1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74" office:value-type="float">
            <text:p>6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35" office:value-type="float">
            <text:p>8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0" office:value-type="float">
            <text:p>2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24" office:value-type="float">
            <text:p>7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964" office:value-type="float">
            <text:p>42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70" office:value-type="float">
            <text:p>59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14" office:value-type="float">
            <text:p>14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67" office:value-type="float">
            <text:p>7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97" office:value-type="float">
            <text:p>7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1" office:value-type="float">
            <text:p>5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9" office:value-type="float">
            <text:p>2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95" office:value-type="float">
            <text:p>1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1" office:value-type="float">
            <text:p>5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46" office:value-type="float">
            <text:p>18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11" office:value-type="float">
            <text:p>10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3" office:value-type="float">
            <text:p>3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73" office:value-type="float">
            <text:p>50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23" office:value-type="float">
            <text:p>53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93" office:value-type="float">
            <text:p>8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0" office:value-type="float">
            <text:p>22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08" office:value-type="float">
            <text:p>10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50" office:value-type="float">
            <text:p>7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40" office:value-type="float">
            <text:p>2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3" office:value-type="float">
            <text:p>5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33" office:value-type="float">
            <text:p>1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36" office:value-type="float">
            <text:p>8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77" office:value-type="float">
            <text:p>3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86" office:value-type="float">
            <text:p>11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21" office:value-type="float">
            <text:p>41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66" office:value-type="float">
            <text:p>4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1" office:value-type="float">
            <text:p>3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68" office:value-type="float">
            <text:p>5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4" office:value-type="float">
            <text:p>8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7" office:value-type="float">
            <text:p>3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634" office:value-type="float">
            <text:p>97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25" office:value-type="float">
            <text:p>9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84" office:value-type="float">
            <text:p>8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55" office:value-type="float">
            <text:p>45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51" office:value-type="float">
            <text:p>7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210" office:value-type="float">
            <text:p>72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74" office:value-type="float">
            <text:p>16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96" office:value-type="float">
            <text:p>11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9" office:value-type="float">
            <text:p>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45" office:value-type="float">
            <text:p>14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7" office:value-type="float">
            <text:p>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3" office:value-type="float">
            <text:p>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77" office:value-type="float">
            <text:p>6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1" office:value-type="float">
            <text:p>2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2" office:value-type="float">
            <text:p>3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6" office:value-type="float">
            <text:p>2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96" office:value-type="float">
            <text:p>10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66" office:value-type="float">
            <text:p>13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03" office:value-type="float">
            <text:p>17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22" office:value-type="float">
            <text:p>10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64" office:value-type="float">
            <text:p>3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3" office:value-type="float">
            <text:p>3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87" office:value-type="float">
            <text:p>7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7" office:value-type="float">
            <text:p>1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24" office:value-type="float">
            <text:p>2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56" office:value-type="float">
            <text:p>10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42" office:value-type="float">
            <text:p>5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67" office:value-type="float">
            <text:p>14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81" office:value-type="float">
            <text:p>8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18" office:value-type="float">
            <text:p>5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33" office:value-type="float">
            <text:p>14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33" office:value-type="float">
            <text:p>29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3" office:value-type="float">
            <text:p>14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5" office:value-type="float">
            <text:p>3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6223" office:value-type="float">
            <text:p>216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7" office:value-type="float">
            <text:p>10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71" office:value-type="float">
            <text:p>4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418" office:value-type="float">
            <text:p>79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3" office:value-type="float">
            <text:p>1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26" office:value-type="float">
            <text:p>4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4" office:value-type="float">
            <text:p>3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3" office:value-type="float">
            <text:p>2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83" office:value-type="float">
            <text:p>111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572" office:value-type="float">
            <text:p>75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01" office:value-type="float">
            <text:p>40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4" office:value-type="float">
            <text:p>2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0" office:value-type="float">
            <text:p>29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0" office:value-type="float">
            <text:p>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0" office:value-type="float">
            <text:p>6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98" office:value-type="float">
            <text:p>7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2" office:value-type="float">
            <text:p>1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51" office:value-type="float">
            <text:p>15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26" office:value-type="float">
            <text:p>15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30" office:value-type="float">
            <text:p>7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12" office:value-type="float">
            <text:p>7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85" office:value-type="float">
            <text:p>7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20" office:value-type="float">
            <text:p>5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83" office:value-type="float">
            <text:p>2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1" office:value-type="float">
            <text:p>2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87" office:value-type="float">
            <text:p>16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76" office:value-type="float">
            <text:p>12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87" office:value-type="float">
            <text:p>8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14" office:value-type="float">
            <text:p>18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38" office:value-type="float">
            <text:p>16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41" office:value-type="float">
            <text:p>35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81" office:value-type="float">
            <text:p>4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21" office:value-type="float">
            <text:p>4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22" office:value-type="float">
            <text:p>5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9" office:value-type="float">
            <text:p>1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67" office:value-type="float">
            <text:p>3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72" office:value-type="float">
            <text:p>32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90" office:value-type="float">
            <text:p>16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28" office:value-type="float">
            <text:p>11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15" office:value-type="float">
            <text:p>29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50" office:value-type="float">
            <text:p>8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08" office:value-type="float">
            <text:p>37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1" office:value-type="float">
            <text:p>1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253" office:value-type="float">
            <text:p>43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85" office:value-type="float">
            <text:p>5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54" office:value-type="float">
            <text:p>2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9" office:value-type="float">
            <text:p>4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14" office:value-type="float">
            <text:p>44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88" office:value-type="float">
            <text:p>11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46" office:value-type="float">
            <text:p>3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9" office:value-type="float">
            <text:p>3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15" office:value-type="float">
            <text:p>39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3" office:value-type="float">
            <text:p>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0" office:value-type="float">
            <text:p>4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95" office:value-type="float">
            <text:p>21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22" office:value-type="float">
            <text:p>20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9" office:value-type="float">
            <text:p>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23" office:value-type="float">
            <text:p>4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4" office:value-type="float">
            <text:p>1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13" office:value-type="float">
            <text:p>7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58" office:value-type="float">
            <text:p>15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09" office:value-type="float">
            <text:p>2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42" office:value-type="float">
            <text:p>9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5" office:value-type="float">
            <text:p>2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86" office:value-type="float">
            <text:p>2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9" office:value-type="float">
            <text:p>1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62" office:value-type="float">
            <text:p>5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12" office:value-type="float">
            <text:p>8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" office:value-type="float">
            <text:p>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0" office:value-type="float">
            <text:p>14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14" office:value-type="float">
            <text:p>19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" office:value-type="float">
            <text:p>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2" office:value-type="float">
            <text:p>6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24" office:value-type="float">
            <text:p>23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66" office:value-type="float">
            <text:p>4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5" office:value-type="float">
            <text:p>1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3" office:value-type="float">
            <text:p>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5" office:value-type="float">
            <text:p>1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5" office:value-type="float">
            <text:p>3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87" office:value-type="float">
            <text:p>13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1" office:value-type="float">
            <text:p>4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78" office:value-type="float">
            <text:p>5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6" office:value-type="float">
            <text:p>8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42" office:value-type="float">
            <text:p>3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40" office:value-type="float">
            <text:p>40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29" office:value-type="float">
            <text:p>50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53" office:value-type="float">
            <text:p>10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46" office:value-type="float">
            <text:p>14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01" office:value-type="float">
            <text:p>21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22" office:value-type="float">
            <text:p>8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12" office:value-type="float">
            <text:p>4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63" office:value-type="float">
            <text:p>2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2" office:value-type="float">
            <text:p>2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5" office:value-type="float">
            <text:p>2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0" office:value-type="float">
            <text:p>1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4" office:value-type="float">
            <text:p>2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1" office:value-type="float">
            <text:p>29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59" office:value-type="float">
            <text:p>8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8" office:value-type="float">
            <text:p>3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66" office:value-type="float">
            <text:p>9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29" office:value-type="float">
            <text:p>4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22" office:value-type="float">
            <text:p>10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28" office:value-type="float">
            <text:p>4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31" office:value-type="float">
            <text:p>14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28" office:value-type="float">
            <text:p>4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0" office:value-type="float">
            <text:p>3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6" office:value-type="float">
            <text:p>1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27" office:value-type="float">
            <text:p>41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37" office:value-type="float">
            <text:p>2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09" office:value-type="float">
            <text:p>166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676" office:value-type="float">
            <text:p>53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8" office:value-type="float">
            <text:p>1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6" office:value-type="float">
            <text:p>1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7" office:value-type="float">
            <text:p>3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0" office:value-type="float">
            <text:p>1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9" office:value-type="float">
            <text:p>4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6" office:value-type="float">
            <text:p>2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4" office:value-type="float">
            <text:p>1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29" office:value-type="float">
            <text:p>4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69" office:value-type="float">
            <text:p>2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79" office:value-type="float">
            <text:p>66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68" office:value-type="float">
            <text:p>18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55" office:value-type="float">
            <text:p>7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1" office:value-type="float">
            <text:p>1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45" office:value-type="float">
            <text:p>6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6" office:value-type="float">
            <text:p>5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82" office:value-type="float">
            <text:p>2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0" office:value-type="float">
            <text:p>9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77" office:value-type="float">
            <text:p>3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4" office:value-type="float">
            <text:p>2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79" office:value-type="float">
            <text:p>12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96" office:value-type="float">
            <text:p>7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7" office:value-type="float">
            <text:p>2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60" office:value-type="float">
            <text:p>74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8" office:value-type="float">
            <text:p>5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7" office:value-type="float">
            <text:p>18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48" office:value-type="float">
            <text:p>5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5" office:value-type="float">
            <text:p>4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9" office:value-type="float">
            <text:p>1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31" office:value-type="float">
            <text:p>21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14" office:value-type="float">
            <text:p>5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8" office:value-type="float">
            <text:p>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18" office:value-type="float">
            <text:p>5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39" office:value-type="float">
            <text:p>4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6" office:value-type="float">
            <text:p>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00" office:value-type="float">
            <text:p>4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4" office:value-type="float">
            <text:p>16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" office:value-type="float">
            <text:p>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34" office:value-type="float">
            <text:p>11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92" office:value-type="float">
            <text:p>71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64" office:value-type="float">
            <text:p>19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22" office:value-type="float">
            <text:p>7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4" office:value-type="float">
            <text:p>3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2" office:value-type="float">
            <text:p>3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86" office:value-type="float">
            <text:p>8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96" office:value-type="float">
            <text:p>11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3" office:value-type="float">
            <text:p>2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36" office:value-type="float">
            <text:p>7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3" office:value-type="float">
            <text:p>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7" office:value-type="float">
            <text:p>2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95" office:value-type="float">
            <text:p>8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33" office:value-type="float">
            <text:p>100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6" office:value-type="float">
            <text:p>1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38" office:value-type="float">
            <text:p>14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68" office:value-type="float">
            <text:p>4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71" office:value-type="float">
            <text:p>8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7" office:value-type="float">
            <text:p>2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66" office:value-type="float">
            <text:p>9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1" office:value-type="float">
            <text:p>3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64" office:value-type="float">
            <text:p>2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09" office:value-type="float">
            <text:p>22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23" office:value-type="float">
            <text:p>4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47" office:value-type="float">
            <text:p>12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09" office:value-type="float">
            <text:p>3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2" office:value-type="float">
            <text:p>3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38" office:value-type="float">
            <text:p>12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38" office:value-type="float">
            <text:p>23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" office:value-type="float">
            <text:p>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53" office:value-type="float">
            <text:p>5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88" office:value-type="float">
            <text:p>2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26" office:value-type="float">
            <text:p>3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89" office:value-type="float">
            <text:p>12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6" office:value-type="float">
            <text:p>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3" office:value-type="float">
            <text:p>8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03" office:value-type="float">
            <text:p>10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5" office:value-type="float">
            <text:p>2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64" office:value-type="float">
            <text:p>18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6" office:value-type="float">
            <text:p>1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36" office:value-type="float">
            <text:p>9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9" office:value-type="float">
            <text:p>2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64" office:value-type="float">
            <text:p>12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03" office:value-type="float">
            <text:p>6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36" office:value-type="float">
            <text:p>4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78" office:value-type="float">
            <text:p>160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59" office:value-type="float">
            <text:p>3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42" office:value-type="float">
            <text:p>23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79" office:value-type="float">
            <text:p>8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18" office:value-type="float">
            <text:p>3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680" office:value-type="float">
            <text:p>23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" office:value-type="float">
            <text:p>1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2" office:value-type="float">
            <text:p>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39" office:value-type="float">
            <text:p>5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99" office:value-type="float">
            <text:p>10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46" office:value-type="float">
            <text:p>24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59" office:value-type="float">
            <text:p>18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6" office:value-type="float">
            <text:p>2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6" office:value-type="float">
            <text:p>3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04" office:value-type="float">
            <text:p>27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6" office:value-type="float">
            <text:p>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63" office:value-type="float">
            <text:p>11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5" office:value-type="float">
            <text:p>1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9864" office:value-type="float">
            <text:p>279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96" office:value-type="float">
            <text:p>7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5" office:value-type="float">
            <text:p>6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15" office:value-type="float">
            <text:p>10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04" office:value-type="float">
            <text:p>3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3" office:value-type="float">
            <text:p>1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5" office:value-type="float">
            <text:p>4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33" office:value-type="float">
            <text:p>6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1" office:value-type="float">
            <text:p>8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93" office:value-type="float">
            <text:p>8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04" office:value-type="float">
            <text:p>3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69" office:value-type="float">
            <text:p>36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13" office:value-type="float">
            <text:p>9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8" office:value-type="float">
            <text:p>1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26" office:value-type="float">
            <text:p>2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1" office:value-type="float">
            <text:p>39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3" office:value-type="float">
            <text:p>3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4" office:value-type="float">
            <text:p>35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6" office:value-type="float">
            <text:p>3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9" office:value-type="float">
            <text:p>7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1" office:value-type="float">
            <text:p>2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2" office:value-type="float">
            <text:p>1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37" office:value-type="float">
            <text:p>6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42" office:value-type="float">
            <text:p>16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4" office:value-type="float">
            <text:p>4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" office:value-type="float">
            <text:p>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99" office:value-type="float">
            <text:p>11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36" office:value-type="float">
            <text:p>7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7" office:value-type="float">
            <text:p>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72" office:value-type="float">
            <text:p>241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83" office:value-type="float">
            <text:p>4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30" office:value-type="float">
            <text:p>13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" office:value-type="float">
            <text:p>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57" office:value-type="float">
            <text:p>19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83" office:value-type="float">
            <text:p>8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78" office:value-type="float">
            <text:p>7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91" office:value-type="float">
            <text:p>20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9" office:value-type="float">
            <text:p>3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12" office:value-type="float">
            <text:p>16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89" office:value-type="float">
            <text:p>6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7" office:value-type="float">
            <text:p>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52" office:value-type="float">
            <text:p>9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76" office:value-type="float">
            <text:p>6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25" office:value-type="float">
            <text:p>6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6" office:value-type="float">
            <text:p>3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78" office:value-type="float">
            <text:p>8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41" office:value-type="float">
            <text:p>2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29" office:value-type="float">
            <text:p>17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31" office:value-type="float">
            <text:p>2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89" office:value-type="float">
            <text:p>2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06" office:value-type="float">
            <text:p>6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63" office:value-type="float">
            <text:p>9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25" office:value-type="float">
            <text:p>14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38" office:value-type="float">
            <text:p>14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283" office:value-type="float">
            <text:p>76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2" office:value-type="float">
            <text:p>60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52" office:value-type="float">
            <text:p>5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55" office:value-type="float">
            <text:p>16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25" office:value-type="float">
            <text:p>4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7" office:value-type="float">
            <text:p>1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5" office:value-type="float">
            <text:p>53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4" office:value-type="float">
            <text:p>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31" office:value-type="float">
            <text:p>2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692" office:value-type="float">
            <text:p>114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32" office:value-type="float">
            <text:p>6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6" office:value-type="float">
            <text:p>2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44" office:value-type="float">
            <text:p>13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69" office:value-type="float">
            <text:p>14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92" office:value-type="float">
            <text:p>20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8" office:value-type="float">
            <text:p>22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37" office:value-type="float">
            <text:p>12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41" office:value-type="float">
            <text:p>17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28" office:value-type="float">
            <text:p>29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65" office:value-type="float">
            <text:p>30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28" office:value-type="float">
            <text:p>16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21" office:value-type="float">
            <text:p>4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102" office:value-type="float">
            <text:p>39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8" office:value-type="float">
            <text:p>8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49" office:value-type="float">
            <text:p>8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221" office:value-type="float">
            <text:p>23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0" office:value-type="float">
            <text:p>1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52" office:value-type="float">
            <text:p>20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19" office:value-type="float">
            <text:p>105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33" office:value-type="float">
            <text:p>11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5" office:value-type="float">
            <text:p>3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98" office:value-type="float">
            <text:p>8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81" office:value-type="float">
            <text:p>1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0" office:value-type="float">
            <text:p>71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26" office:value-type="float">
            <text:p>14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78" office:value-type="float">
            <text:p>10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13" office:value-type="float">
            <text:p>15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2" office:value-type="float">
            <text:p>2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5" office:value-type="float">
            <text:p>21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3" office:value-type="float">
            <text:p>2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50" office:value-type="float">
            <text:p>12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57" office:value-type="float">
            <text:p>7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35" office:value-type="float">
            <text:p>4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79" office:value-type="float">
            <text:p>19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9" office:value-type="float">
            <text:p>8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67" office:value-type="float">
            <text:p>3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5" office:value-type="float">
            <text:p>1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2" office:value-type="float">
            <text:p>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74" office:value-type="float">
            <text:p>6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69" office:value-type="float">
            <text:p>6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85" office:value-type="float">
            <text:p>10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84" office:value-type="float">
            <text:p>40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73" office:value-type="float">
            <text:p>12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88" office:value-type="float">
            <text:p>3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77" office:value-type="float">
            <text:p>5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0" office:value-type="float">
            <text:p>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8" office:value-type="float">
            <text:p>2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60" office:value-type="float">
            <text:p>101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68" office:value-type="float">
            <text:p>13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59" office:value-type="float">
            <text:p>9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81" office:value-type="float">
            <text:p>2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9" office:value-type="float">
            <text:p>4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28" office:value-type="float">
            <text:p>6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948" office:value-type="float">
            <text:p>64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57" office:value-type="float">
            <text:p>7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6" office:value-type="float">
            <text:p>1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06" office:value-type="float">
            <text:p>29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08" office:value-type="float">
            <text:p>5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85" office:value-type="float">
            <text:p>13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01" office:value-type="float">
            <text:p>7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1" office:value-type="float">
            <text:p>1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14" office:value-type="float">
            <text:p>4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66" office:value-type="float">
            <text:p>33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48" office:value-type="float">
            <text:p>1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85" office:value-type="float">
            <text:p>15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45" office:value-type="float">
            <text:p>19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37" office:value-type="float">
            <text:p>40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entraal persoonsregister (CPR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1" office:value-type="float">
            <text:p>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50" office:value-type="float">
            <text:p>10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82" office:value-type="float">
            <text:p>13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0" office:value-type="float">
            <text:p>6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31" office:value-type="float">
            <text:p>37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438" office:value-type="float">
            <text:p>32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63" office:value-type="float">
            <text:p>26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5" office:value-type="float">
            <text:p>2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4" office:value-type="float">
            <text:p>3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12" office:value-type="float">
            <text:p>45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5" office:value-type="float">
            <text:p>19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73" office:value-type="float">
            <text:p>35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706" office:value-type="float">
            <text:p>367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6" office:value-type="float">
            <text:p>3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32" office:value-type="float">
            <text:p>4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433" office:value-type="float">
            <text:p>71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8" office:value-type="float">
            <text:p>1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77" office:value-type="float">
            <text:p>6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9" office:value-type="float">
            <text:p>3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2" office:value-type="float">
            <text:p>1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873" office:value-type="float">
            <text:p>66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6" office:value-type="float">
            <text:p>1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19" office:value-type="float">
            <text:p>23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10" office:value-type="float">
            <text:p>69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79" office:value-type="float">
            <text:p>6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40" office:value-type="float">
            <text:p>5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53" office:value-type="float">
            <text:p>2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1" office:value-type="float">
            <text:p>2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52" office:value-type="float">
            <text:p>12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5" office:value-type="float">
            <text:p>36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40" office:value-type="float">
            <text:p>18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1" office:value-type="float">
            <text:p>1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85" office:value-type="float">
            <text:p>4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08" office:value-type="float">
            <text:p>6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15" office:value-type="float">
            <text:p>4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2" office:value-type="float">
            <text:p>3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0" office:value-type="float">
            <text:p>1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40" office:value-type="float">
            <text:p>5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25" office:value-type="float">
            <text:p>6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4" office:value-type="float">
            <text:p>47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" office:value-type="float">
            <text:p>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3" office:value-type="float">
            <text:p>7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29" office:value-type="float">
            <text:p>6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34" office:value-type="float">
            <text:p>22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76" office:value-type="float">
            <text:p>9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31" office:value-type="float">
            <text:p>7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63" office:value-type="float">
            <text:p>4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79" office:value-type="float">
            <text:p>4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97" office:value-type="float">
            <text:p>9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27" office:value-type="float">
            <text:p>7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21" office:value-type="float">
            <text:p>18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67" office:value-type="float">
            <text:p>17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" office:value-type="float">
            <text:p>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37" office:value-type="float">
            <text:p>4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1" office:value-type="float">
            <text:p>1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66" office:value-type="float">
            <text:p>9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9" office:value-type="float">
            <text:p>8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17" office:value-type="float">
            <text:p>3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31" office:value-type="float">
            <text:p>49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9" office:value-type="float">
            <text:p>6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96" office:value-type="float">
            <text:p>9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96" office:value-type="float">
            <text:p>7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52" office:value-type="float">
            <text:p>11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149" office:value-type="float">
            <text:p>60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7" office:value-type="float">
            <text:p>5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11" office:value-type="float">
            <text:p>7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3" office:value-type="float">
            <text:p>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6" office:value-type="float">
            <text:p>1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61" office:value-type="float">
            <text:p>10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57" office:value-type="float">
            <text:p>5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32" office:value-type="float">
            <text:p>6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95" office:value-type="float">
            <text:p>8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39" office:value-type="float">
            <text:p>4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51" office:value-type="float">
            <text:p>18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57" office:value-type="float">
            <text:p>22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22" office:value-type="float">
            <text:p>11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3" office:value-type="float">
            <text:p>1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58" office:value-type="float">
            <text:p>6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3" office:value-type="float">
            <text:p>1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44" office:value-type="float">
            <text:p>8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57" office:value-type="float">
            <text:p>9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1" office:value-type="float">
            <text:p>2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65" office:value-type="float">
            <text:p>7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85" office:value-type="float">
            <text:p>9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165" office:value-type="float">
            <text:p>41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19" office:value-type="float">
            <text:p>12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6" office:value-type="float">
            <text:p>5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98" office:value-type="float">
            <text:p>13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336" office:value-type="float">
            <text:p>33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2" office:value-type="float">
            <text:p>7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74" office:value-type="float">
            <text:p>7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4" office:value-type="float">
            <text:p>1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5" office:value-type="float">
            <text:p>1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30" office:value-type="float">
            <text:p>2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8" office:value-type="float">
            <text:p>3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60" office:value-type="float">
            <text:p>1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35" office:value-type="float">
            <text:p>5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41" office:value-type="float">
            <text:p>19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28" office:value-type="float">
            <text:p>2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58" office:value-type="float">
            <text:p>10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18" office:value-type="float">
            <text:p>54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85" office:value-type="float">
            <text:p>8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8" office:value-type="float">
            <text:p>2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95" office:value-type="float">
            <text:p>9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16" office:value-type="float">
            <text:p>7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71" office:value-type="float">
            <text:p>6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3" office:value-type="float">
            <text:p>2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84" office:value-type="float">
            <text:p>4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7" office:value-type="float">
            <text:p>1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43" office:value-type="float">
            <text:p>28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7" office:value-type="float">
            <text:p>3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13" office:value-type="float">
            <text:p>11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17" office:value-type="float">
            <text:p>424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2" office:value-type="float">
            <text:p>1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03" office:value-type="float">
            <text:p>5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52" office:value-type="float">
            <text:p>5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06" office:value-type="float">
            <text:p>2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035" office:value-type="float">
            <text:p>98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9" office:value-type="float">
            <text:p>94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28" office:value-type="float">
            <text:p>4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995" office:value-type="float">
            <text:p>44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89" office:value-type="float">
            <text:p>7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136" office:value-type="float">
            <text:p>72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46" office:value-type="float">
            <text:p>16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93" office:value-type="float">
            <text:p>12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41" office:value-type="float">
            <text:p>14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7" office:value-type="float">
            <text:p>42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88" office:value-type="float">
            <text:p>2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4" office:value-type="float">
            <text:p>1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80" office:value-type="float">
            <text:p>6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24" office:value-type="float">
            <text:p>3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47" office:value-type="float">
            <text:p>10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10" office:value-type="float">
            <text:p>13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09" office:value-type="float">
            <text:p>17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83" office:value-type="float">
            <text:p>7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1" office:value-type="float">
            <text:p>9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3" office:value-type="float">
            <text:p>3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4" office:value-type="float">
            <text:p>1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30" office:value-type="float">
            <text:p>2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23" office:value-type="float">
            <text:p>10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9" office:value-type="float">
            <text:p>5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72" office:value-type="float">
            <text:p>15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58" office:value-type="float">
            <text:p>8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07" office:value-type="float">
            <text:p>60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23" office:value-type="float">
            <text:p>14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52" office:value-type="float">
            <text:p>29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8" office:value-type="float">
            <text:p>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5" office:value-type="float">
            <text:p>2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45" office:value-type="float">
            <text:p>2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8" office:value-type="float">
            <text:p>1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64" office:value-type="float">
            <text:p>4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6" office:value-type="float">
            <text:p>3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503" office:value-type="float">
            <text:p>240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3" office:value-type="float">
            <text:p>1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0" office:value-type="float">
            <text:p>1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44" office:value-type="float">
            <text:p>4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67" office:value-type="float">
            <text:p>9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34" office:value-type="float">
            <text:p>83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41" office:value-type="float">
            <text:p>3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71" office:value-type="float">
            <text:p>10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984" office:value-type="float">
            <text:p>81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59" office:value-type="float">
            <text:p>39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7" office:value-type="float">
            <text:p>6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24" office:value-type="float">
            <text:p>15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11" office:value-type="float">
            <text:p>15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85" office:value-type="float">
            <text:p>9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6" office:value-type="float">
            <text:p>31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3" office:value-type="float">
            <text:p>27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8" office:value-type="float">
            <text:p>1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6" office:value-type="float">
            <text:p>2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48" office:value-type="float">
            <text:p>15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5" office:value-type="float">
            <text:p>14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78" office:value-type="float">
            <text:p>8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91" office:value-type="float">
            <text:p>186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30" office:value-type="float">
            <text:p>15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394" office:value-type="float">
            <text:p>36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5" office:value-type="float">
            <text:p>4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" office:value-type="float">
            <text:p>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9" office:value-type="float">
            <text:p>104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7" office:value-type="float">
            <text:p>1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64" office:value-type="float">
            <text:p>7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26" office:value-type="float">
            <text:p>30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53" office:value-type="float">
            <text:p>16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75" office:value-type="float">
            <text:p>11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133" office:value-type="float">
            <text:p>29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06" office:value-type="float">
            <text:p>8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582" office:value-type="float">
            <text:p>38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0" office:value-type="float">
            <text:p>2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332" office:value-type="float">
            <text:p>45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1" office:value-type="float">
            <text:p>3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7" office:value-type="float">
            <text:p>1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0" office:value-type="float">
            <text:p>41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4" office:value-type="float">
            <text:p>5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40" office:value-type="float">
            <text:p>2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47" office:value-type="float">
            <text:p>9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127" office:value-type="float">
            <text:p>481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" office:value-type="float">
            <text:p>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97" office:value-type="float">
            <text:p>11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82" office:value-type="float">
            <text:p>3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2" office:value-type="float">
            <text:p>3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63" office:value-type="float">
            <text:p>22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08" office:value-type="float">
            <text:p>17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783" office:value-type="float">
            <text:p>207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5" office:value-type="float">
            <text:p>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7" office:value-type="float">
            <text:p>2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92" office:value-type="float">
            <text:p>8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07" office:value-type="float">
            <text:p>6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86" office:value-type="float">
            <text:p>155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26" office:value-type="float">
            <text:p>9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2" office:value-type="float">
            <text:p>2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73" office:value-type="float">
            <text:p>2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0" office:value-type="float">
            <text:p>1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7" office:value-type="float">
            <text:p>2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2" office:value-type="float">
            <text:p>1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4" office:value-type="float">
            <text:p>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72" office:value-type="float">
            <text:p>15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54" office:value-type="float">
            <text:p>4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20" office:value-type="float">
            <text:p>19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" office:value-type="float">
            <text:p>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37" office:value-type="float">
            <text:p>23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1" office:value-type="float">
            <text:p>28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9" office:value-type="float">
            <text:p>1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42" office:value-type="float">
            <text:p>4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0" office:value-type="float">
            <text:p>1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88" office:value-type="float">
            <text:p>6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9" office:value-type="float">
            <text:p>3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30" office:value-type="float">
            <text:p>14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1" office:value-type="float">
            <text:p>9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71" office:value-type="float">
            <text:p>6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4" office:value-type="float">
            <text:p>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2" office:value-type="float">
            <text:p>1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8" office:value-type="float">
            <text:p>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11" office:value-type="float">
            <text:p>3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27" office:value-type="float">
            <text:p>43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817" office:value-type="float">
            <text:p>52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74" office:value-type="float">
            <text:p>10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49" office:value-type="float">
            <text:p>15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9" office:value-type="float">
            <text:p>2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17" office:value-type="float">
            <text:p>3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55" office:value-type="float">
            <text:p>21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59" office:value-type="float">
            <text:p>5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0" office:value-type="float">
            <text:p>10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65" office:value-type="float">
            <text:p>3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43" office:value-type="float">
            <text:p>2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54" office:value-type="float">
            <text:p>9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69" office:value-type="float">
            <text:p>8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98" office:value-type="float">
            <text:p>3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77" office:value-type="float">
            <text:p>9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86" office:value-type="float">
            <text:p>10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7" office:value-type="float">
            <text:p>4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31" office:value-type="float">
            <text:p>14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83" office:value-type="float">
            <text:p>51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1" office:value-type="float">
            <text:p>1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90" office:value-type="float">
            <text:p>28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77" office:value-type="float">
            <text:p>16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556" office:value-type="float">
            <text:p>56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0" office:value-type="float">
            <text:p>5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1" office:value-type="float">
            <text:p>1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81" office:value-type="float">
            <text:p>4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44" office:value-type="float">
            <text:p>2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14" office:value-type="float">
            <text:p>4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78" office:value-type="float">
            <text:p>11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2" office:value-type="float">
            <text:p>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45" office:value-type="float">
            <text:p>7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" office:value-type="float">
            <text:p>1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7" office:value-type="float">
            <text:p>1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39" office:value-type="float">
            <text:p>46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5" office:value-type="float">
            <text:p>2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04" office:value-type="float">
            <text:p>4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6" office:value-type="float">
            <text:p>2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7" office:value-type="float">
            <text:p>14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3" office:value-type="float">
            <text:p>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00" office:value-type="float">
            <text:p>9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81" office:value-type="float">
            <text:p>3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20" office:value-type="float">
            <text:p>3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23" office:value-type="float">
            <text:p>3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72" office:value-type="float">
            <text:p>2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19" office:value-type="float">
            <text:p>125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55" office:value-type="float">
            <text:p>8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5" office:value-type="float">
            <text:p>2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6" office:value-type="float">
            <text:p>1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86" office:value-type="float">
            <text:p>25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23" office:value-type="float">
            <text:p>21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8" office:value-type="float">
            <text:p>50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19" office:value-type="float">
            <text:p>6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3" office:value-type="float">
            <text:p>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27" office:value-type="float">
            <text:p>5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" office:value-type="float">
            <text:p>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7" office:value-type="float">
            <text:p>3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5" office:value-type="float">
            <text:p>1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9" office:value-type="float">
            <text:p>1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4" office:value-type="float">
            <text:p>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4" office:value-type="float">
            <text:p>1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654" office:value-type="float">
            <text:p>75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6" office:value-type="float">
            <text:p>5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4" office:value-type="float">
            <text:p>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31" office:value-type="float">
            <text:p>4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34" office:value-type="float">
            <text:p>18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34" office:value-type="float">
            <text:p>12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4" office:value-type="float">
            <text:p>3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48" office:value-type="float">
            <text:p>11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03" office:value-type="float">
            <text:p>3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56" office:value-type="float">
            <text:p>8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0" office:value-type="float">
            <text:p>2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66" office:value-type="float">
            <text:p>5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14" office:value-type="float">
            <text:p>8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2" office:value-type="float">
            <text:p>9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9" office:value-type="float">
            <text:p>1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6" office:value-type="float">
            <text:p>1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29" office:value-type="float">
            <text:p>14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34" office:value-type="float">
            <text:p>8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95" office:value-type="float">
            <text:p>2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946" office:value-type="float">
            <text:p>219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7" office:value-type="float">
            <text:p>4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79" office:value-type="float">
            <text:p>3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9" office:value-type="float">
            <text:p>2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0" office:value-type="float">
            <text:p>6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56" office:value-type="float">
            <text:p>3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64" office:value-type="float">
            <text:p>5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24" office:value-type="float">
            <text:p>12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76" office:value-type="float">
            <text:p>24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7" office:value-type="float">
            <text:p>2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72" office:value-type="float">
            <text:p>4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00" office:value-type="float">
            <text:p>5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28" office:value-type="float">
            <text:p>2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02" office:value-type="float">
            <text:p>12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8" office:value-type="float">
            <text:p>2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15" office:value-type="float">
            <text:p>188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4" office:value-type="float">
            <text:p>9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9" office:value-type="float">
            <text:p>2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74" office:value-type="float">
            <text:p>12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87" office:value-type="float">
            <text:p>3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10" office:value-type="float">
            <text:p>4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47" office:value-type="float">
            <text:p>3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75" office:value-type="float">
            <text:p>25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62" office:value-type="float">
            <text:p>85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6" office:value-type="float">
            <text:p>3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33" office:value-type="float">
            <text:p>23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7" office:value-type="float">
            <text:p>2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62" office:value-type="float">
            <text:p>10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223" office:value-type="float">
            <text:p>27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05" office:value-type="float">
            <text:p>19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81" office:value-type="float">
            <text:p>1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4" office:value-type="float">
            <text:p>2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19" office:value-type="float">
            <text:p>27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46" office:value-type="float">
            <text:p>11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6466" office:value-type="float">
            <text:p>296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5" office:value-type="float">
            <text:p>7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1" office:value-type="float">
            <text:p>1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44" office:value-type="float">
            <text:p>8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91" office:value-type="float">
            <text:p>3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1" office:value-type="float">
            <text:p>3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" office:value-type="float">
            <text:p>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8" office:value-type="float">
            <text:p>19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16" office:value-type="float">
            <text:p>39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64" office:value-type="float">
            <text:p>37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0" office:value-type="float">
            <text:p>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60" office:value-type="float">
            <text:p>9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13" office:value-type="float">
            <text:p>3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11" office:value-type="float">
            <text:p>3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2" office:value-type="float">
            <text:p>5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1" office:value-type="float">
            <text:p>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9" office:value-type="float">
            <text:p>32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1" office:value-type="float">
            <text:p>3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3" office:value-type="float">
            <text:p>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4" office:value-type="float">
            <text:p>11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22" office:value-type="float">
            <text:p>7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34" office:value-type="float">
            <text:p>17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" office:value-type="float">
            <text:p>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43" office:value-type="float">
            <text:p>11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32" office:value-type="float">
            <text:p>25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89" office:value-type="float">
            <text:p>14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21" office:value-type="float">
            <text:p>20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10" office:value-type="float">
            <text:p>7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84" office:value-type="float">
            <text:p>20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8" office:value-type="float">
            <text:p>4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22" office:value-type="float">
            <text:p>17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93" office:value-type="float">
            <text:p>6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9" office:value-type="float">
            <text:p>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22" office:value-type="float">
            <text:p>6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2" office:value-type="float">
            <text:p>2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63" office:value-type="float">
            <text:p>10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4" office:value-type="float">
            <text:p>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82" office:value-type="float">
            <text:p>2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4" office:value-type="float">
            <text:p>2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8" office:value-type="float">
            <text:p>1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5" office:value-type="float">
            <text:p>3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89" office:value-type="float">
            <text:p>90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94" office:value-type="float">
            <text:p>4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86" office:value-type="float">
            <text:p>17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8" office:value-type="float">
            <text:p>6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80" office:value-type="float">
            <text:p>9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53" office:value-type="float">
            <text:p>14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63" office:value-type="float">
            <text:p>14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834" office:value-type="float">
            <text:p>76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96" office:value-type="float">
            <text:p>8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39" office:value-type="float">
            <text:p>5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12" office:value-type="float">
            <text:p>16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11" office:value-type="float">
            <text:p>3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86" office:value-type="float">
            <text:p>4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21" office:value-type="float">
            <text:p>11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0" office:value-type="float">
            <text:p>1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9" office:value-type="float">
            <text:p>2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4" office:value-type="float">
            <text:p>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519" office:value-type="float">
            <text:p>1215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1" office:value-type="float">
            <text:p>6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28" office:value-type="float">
            <text:p>13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56" office:value-type="float">
            <text:p>14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59" office:value-type="float">
            <text:p>20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32" office:value-type="float">
            <text:p>16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42" office:value-type="float">
            <text:p>30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78" office:value-type="float">
            <text:p>31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94" office:value-type="float">
            <text:p>16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98" office:value-type="float">
            <text:p>39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88" office:value-type="float">
            <text:p>8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0" office:value-type="float">
            <text:p>1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85" office:value-type="float">
            <text:p>8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30" office:value-type="float">
            <text:p>6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34" office:value-type="float">
            <text:p>22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" office:value-type="float">
            <text:p>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34" office:value-type="float">
            <text:p>4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31" office:value-type="float">
            <text:p>23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27" office:value-type="float">
            <text:p>3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04" office:value-type="float">
            <text:p>11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09" office:value-type="float">
            <text:p>11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03" office:value-type="float">
            <text:p>3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91" office:value-type="float">
            <text:p>11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93" office:value-type="float">
            <text:p>7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02" office:value-type="float">
            <text:p>14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14" office:value-type="float">
            <text:p>10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38" office:value-type="float">
            <text:p>14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5" office:value-type="float">
            <text:p>2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7" office:value-type="float">
            <text:p>2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99" office:value-type="float">
            <text:p>6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6" office:value-type="float">
            <text:p>4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84" office:value-type="float">
            <text:p>18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53" office:value-type="float">
            <text:p>8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96" office:value-type="float">
            <text:p>3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0" office:value-type="float">
            <text:p>8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4" office:value-type="float">
            <text:p>3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51" office:value-type="float">
            <text:p>3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8" office:value-type="float">
            <text:p>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7" office:value-type="float">
            <text:p>6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6" office:value-type="float">
            <text:p>1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22" office:value-type="float">
            <text:p>12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1" office:value-type="float">
            <text:p>4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48" office:value-type="float">
            <text:p>12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1" office:value-type="float">
            <text:p>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41" office:value-type="float">
            <text:p>3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3" office:value-type="float">
            <text:p>5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8" office:value-type="float">
            <text:p>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0" office:value-type="float">
            <text:p>13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85" office:value-type="float">
            <text:p>12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2" office:value-type="float">
            <text:p>32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9" office:value-type="float">
            <text:p>2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87" office:value-type="float">
            <text:p>5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7" office:value-type="float">
            <text:p>2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5" office:value-type="float">
            <text:p>3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92" office:value-type="float">
            <text:p>5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767" office:value-type="float">
            <text:p>64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93" office:value-type="float">
            <text:p>4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3" office:value-type="float">
            <text:p>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778" office:value-type="float">
            <text:p>32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1" office:value-type="float">
            <text:p>5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13" office:value-type="float">
            <text:p>13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3" office:value-type="float">
            <text:p>1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08" office:value-type="float">
            <text:p>4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72" office:value-type="float">
            <text:p>4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232" office:value-type="float">
            <text:p>34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7" office:value-type="float">
            <text:p>1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66" office:value-type="float">
            <text:p>4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1" office:value-type="float">
            <text:p>4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77" office:value-type="float">
            <text:p>62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485" office:value-type="float">
            <text:p>16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00" office:value-type="float">
            <text:p>20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174" office:value-type="float">
            <text:p>43174</text:p>
          </table:table-cell>
          <table:table-cell table:number-columns-repeated="1021"/>
        </table:table-row>
        <table:table-row table:style-name="ro2">
          <table:table-cell ns41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08.277934000</dc:date>
    <meta:editing-cycles>3</meta:editing-cycles>
    <meta:editing-duration>PT7M42S</meta:editing-duration>
    <meta:document-statistic meta:object-count="0" meta:cell-count="628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